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8701in" fo:break-before="page" table:align="margins" style:writing-mode="lr-tb"/>
    </style:style>
    <style:style style:name="Table1.A" style:family="table-column">
      <style:table-column-properties style:column-width="0.7868in" style:rel-column-width="6553*"/>
    </style:style>
    <style:style style:name="Table1.1" style:family="table-row">
      <style:table-row-properties style:min-row-height="0.28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Table1.9" style:family="table-row">
      <style:table-row-properties style:min-row-height="0.2653in"/>
    </style:style>
    <style:style style:name="P1" style:family="paragraph" style:parent-style-name="List_20_Paragraph">
      <style:paragraph-properties fo:margin-left="0in"/>
      <style:text-properties style:font-name="Times New Roman" fo:font-size="15pt" fo:font-weight="bold" style:font-weight-asian="bold" style:font-name-complex="Times New Roman1"/>
    </style:style>
    <style:style style:name="P2" style:family="paragraph" style:parent-style-name="List_20_Paragraph">
      <style:paragraph-properties fo:margin-left="0in"/>
      <style:text-properties style:font-name="Times New Roman" fo:font-size="15pt" style:font-name-complex="Times New Roman1"/>
    </style:style>
    <style:style style:name="P3" style:family="paragraph" style:parent-style-name="List_20_Paragraph">
      <style:paragraph-properties fo:margin-left="0in"/>
      <style:text-properties style:font-name="Times New Roman" fo:font-size="15pt" officeooo:rsid="0014188d" officeooo:paragraph-rsid="0014188d" style:font-name-complex="Times New Roman1"/>
    </style:style>
    <style:style style:name="P4" style:family="paragraph" style:parent-style-name="List_20_Paragraph" style:list-style-name="WWNum2">
      <style:paragraph-properties fo:margin-top="0in" fo:margin-bottom="0in" style:contextual-spacing="true" fo:text-align="justify" style:justify-single-word="false"/>
      <style:text-properties fo:font-size="15pt"/>
    </style:style>
    <style:style style:name="P5" style:family="paragraph" style:parent-style-name="List_20_Paragraph">
      <style:paragraph-properties fo:margin-top="0in" fo:margin-bottom="0in" style:contextual-spacing="true" fo:text-align="justify" style:justify-single-word="false"/>
      <style:text-properties fo:font-size="15pt"/>
    </style:style>
    <style:style style:name="P6" style:family="paragraph" style:parent-style-name="List_20_Paragraph" style:list-style-name="WWNum1">
      <style:paragraph-properties fo:margin-top="0in" fo:margin-bottom="0in" style:contextual-spacing="true" fo:text-align="justify" style:justify-single-word="false"/>
      <style:text-properties fo:font-size="15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5pt" style:font-name-complex="Times New Roman1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5pt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size="15pt"/>
    </style:style>
    <style:style style:name="P10" style:family="paragraph" style:parent-style-name="Standard">
      <style:paragraph-properties fo:text-align="justify" style:justify-single-word="false"/>
      <style:text-properties fo:font-size="15pt"/>
    </style:style>
    <style:style style:name="P11" style:family="paragraph" style:parent-style-name="Standard">
      <style:paragraph-properties fo:margin-top="0in" fo:margin-bottom="0in" style:contextual-spacing="false" fo:text-align="justify" style:justify-single-word="false"/>
      <style:text-properties fo:font-size="15pt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/>
      <style:text-properties fo:font-size="15pt" officeooo:paragraph-rsid="001c4f3c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5pt" officeooo:rsid="0014188d" officeooo:paragraph-rsid="0014188d" style:font-name-complex="Times New Roman1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5pt" officeooo:rsid="0016dbbe" officeooo:paragraph-rsid="0016dbbe" style:font-name-complex="Times New Roman1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5pt" officeooo:rsid="0014188d" officeooo:paragraph-rsid="0014188d" style:font-size-asian="15pt" style:font-name-complex="Times New Roman1" style:font-size-complex="15pt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5pt" officeooo:rsid="0015ef52" officeooo:paragraph-rsid="0015ef52" style:font-size-asian="15pt" style:font-name-complex="Times New Roman1" style:font-size-complex="15pt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5pt" officeooo:rsid="0016dbbe" officeooo:paragraph-rsid="0016dbbe" style:font-size-asian="15pt" style:font-name-complex="Times New Roman1" style:font-size-complex="15pt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officeooo:rsid="0014188d" officeooo:paragraph-rsid="0014188d" style:font-size-asian="12pt" style:font-name-complex="Times New Roman1" style:font-size-complex="12pt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officeooo:rsid="0014188d" officeooo:paragraph-rsid="00163feb" style:font-size-asian="12pt" style:font-name-complex="Times New Roman1" style:font-size-complex="12pt"/>
    </style:style>
    <style:style style:name="P2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officeooo:rsid="00163feb" officeooo:paragraph-rsid="00163feb" style:font-size-asian="12pt" style:font-name-complex="Times New Roman1" style:font-size-complex="12pt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officeooo:rsid="0016dbbe" officeooo:paragraph-rsid="0016dbbe" style:font-size-asian="12pt" style:font-name-complex="Times New Roman1" style:font-size-complex="12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officeooo:rsid="0017f6ce" officeooo:paragraph-rsid="0017f6ce" style:font-size-asian="12pt" style:font-name-complex="Times New Roman1" style:font-size-complex="12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officeooo:rsid="001898ce" officeooo:paragraph-rsid="001898ce" style:font-size-asian="12pt" style:font-name-complex="Times New Roman1" style:font-size-complex="12pt"/>
    </style:style>
    <style:style style:name="P2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officeooo:rsid="0018fccb" officeooo:paragraph-rsid="0018fccb" style:font-size-asian="12pt" style:font-name-complex="Times New Roman1" style:font-size-complex="12pt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officeooo:rsid="001a4c65" officeooo:paragraph-rsid="001a4c65" style:font-size-asian="12pt" style:font-name-complex="Times New Roman1" style:font-size-complex="12pt"/>
    </style:style>
    <style:style style:name="P2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officeooo:rsid="001a4c65" officeooo:paragraph-rsid="001c4f3c" style:font-size-asian="12pt" style:font-name-complex="Times New Roman1" style:font-size-complex="12pt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officeooo:rsid="001c4f3c" officeooo:paragraph-rsid="001c4f3c" style:font-size-asian="12pt" style:font-name-complex="Times New Roman1" style:font-size-complex="12pt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c9211e" loext:opacity="100%" style:font-name="Times New Roman" fo:font-size="12pt" officeooo:rsid="0016dbbe" officeooo:paragraph-rsid="001a4c65" style:font-size-asian="12pt" style:font-name-complex="Times New Roman1" style:font-size-complex="12pt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c9211e" loext:opacity="100%" style:font-name="Times New Roman" fo:font-size="12pt" officeooo:rsid="001eae98" officeooo:paragraph-rsid="001eae98" style:font-size-asian="12pt" style:font-name-complex="Times New Roman1" style:font-size-complex="12pt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c9211e" loext:opacity="100%" style:text-line-through-style="solid" style:text-line-through-type="single" style:font-name="Times New Roman" fo:font-size="12pt" style:text-underline-style="none" officeooo:rsid="0016dbbe" officeooo:paragraph-rsid="001c4f3c" style:font-size-asian="12pt" style:font-name-complex="Times New Roman1" style:font-size-complex="12pt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c9211e" loext:opacity="100%" style:text-line-through-style="solid" style:text-line-through-type="single" style:font-name="Times New Roman" fo:font-size="12pt" officeooo:rsid="0014188d" officeooo:paragraph-rsid="0014188d" style:font-size-asian="12pt" style:font-name-complex="Times New Roman1" style:font-size-complex="12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officeooo:rsid="001898c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9" style:family="text">
      <style:text-properties fo:color="#c9211e" loext:opacity="100%" style:text-line-through-style="solid" style:text-line-through-type="single" fo:font-style="normal" style:text-underline-style="none" style:font-style-asian="normal" style:font-style-complex="normal"/>
    </style:style>
    <style:style style:name="T10" style:family="text">
      <style:text-properties fo:color="#c9211e" loext:opacity="100%" officeooo:rsid="001eae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Kolokwium nr 1 - przykładowe</text:span></text:p>
      <text:p text:style-name="P7"/>
      <text:p text:style-name="P10"><text:span text:style-name="T1">Treść zadania:</text:span></text:p>
      <text:p text:style-name="P10"><text:span text:style-name="T2">Przedsiębiorstwo XYZ sp. z.o.o. jest podatnikiem podatku VAT i wykazała następujące salda początkowe:</text:span></text:p>
      <text:p text:style-name="P11"><text:span text:style-name="T2">010 – Środki trwałe ………………………………………………………….. 20.000</text:span></text:p>
      <text:p text:style-name="P11"><text:span text:style-name="T2">070 – Umorzenie środków trwałych ………………………………………… 8.000</text:span></text:p>
      <text:p text:style-name="P11"><text:span text:style-name="T2">100 – Kasa ………………………………………………………………….. 2.000</text:span></text:p>
      <text:p text:style-name="P11"><text:span text:style-name="T2">130 – Rachunki bankowe …………………………………………………… 6.500</text:span></text:p>
      <text:p text:style-name="P11"><text:span text:style-name="T2">140 – Krótkoterminowe aktywa finansowe ………………………………… 1.300</text:span></text:p>
      <text:p text:style-name="P11"><text:span text:style-name="T2">230 – Rozrachunki z tytułu wynagrodzeń (Ma) ……………………………. 3.000</text:span></text:p>
      <text:p text:style-name="P8"/>
      <text:p text:style-name="P11"><text:span text:style-name="T2">W bieżącym okresie sprawozdawczym miały miejsce następujące operacje gospodarcze:</text:span></text:p>
      <text:list text:style-name="WWNum2">
        <text:list-item>
          <text:p text:style-name="P4"><text:span text:style-name="T2">Otrzymano fakturę za zakup materiałów (Fa VAT):</text:span></text:p>
        </text:list-item>
      </text:list>
      <text:p text:style-name="P5"><text:span text:style-name="T2">- wartość materiałów ………………………………………………… 1.000</text:span></text:p>
      <text:p text:style-name="P5"><text:span text:style-name="T2">- podatek VAT 23% …………………………………………………… 230</text:span></text:p>
      <text:p text:style-name="P5"><text:span text:style-name="T2">- Suma faktury ……………………………………………………….. …</text:span></text:p>
      <text:list text:continue-numbering="true" text:style-name="WWNum2">
        <text:list-item>
          <text:p text:style-name="P4"><text:span text:style-name="T2">Przyjęto materiały do magazynu (Pz) ……………………………… …</text:span></text:p>
        </text:list-item>
        <text:list-item>
          <text:p text:style-name="P4"><text:span text:style-name="T2">Wyksięgowano z listy płac zaliczkę na podatek dochodowy (Pk) .. 300</text:span></text:p>
        </text:list-item>
        <text:list-item>
          <text:p text:style-name="P4"><text:span text:style-name="T2">Zakupiono w innej firmie akcje długoterminowe (WB) ………… 500</text:span></text:p>
        </text:list-item>
        <text:list-item>
          <text:p text:style-name="P4"><text:span text:style-name="T2">Przekazano gotówkę z kasy do banku (BDW) …………………… 200</text:span></text:p>
        </text:list-item>
        <text:list-item>
          <text:p text:style-name="P4"><text:span text:style-name="T2">Sprzedano środki trwałe (Fa VAT):</text:span></text:p>
        </text:list-item>
      </text:list>
      <text:p text:style-name="P5"><text:span text:style-name="T2">- wartość sprzedanych środków trwałych …………………………… 3.600</text:span></text:p>
      <text:p text:style-name="P5"><text:span text:style-name="T2">- podatek VAT 23% …………………………………………...……. …</text:span></text:p>
      <text:p text:style-name="P5"><text:span text:style-name="T2">- suma faktury ……………………………………………………….. 4.428</text:span></text:p>
      <text:list xml:id="list84325344073750" text:continue-numbering="true" text:style-name="WWNum2">
        <text:list-item>
          <text:p text:style-name="P4"><text:span text:style-name="T2">Wyciąg bankowy informujący o:</text:span></text:p>
        </text:list-item>
      </text:list>
      <text:list text:style-name="WWNum1">
        <text:list-item>
          <text:list>
            <text:list-item>
              <text:p text:style-name="P6"><text:span text:style-name="T2">wpływie kasy na rachunek bankowy ……………………………... 200</text:span></text:p>
            </text:list-item>
            <text:list-item>
              <text:p text:style-name="P6"><text:span text:style-name="T2">wypłaceniu wynagrodzeń ………………………………………… …</text:span></text:p>
            </text:list-item>
          </text:list>
        </text:list-item>
      </text:list>
      <text:list text:continue-list="list84325344073750" text:style-name="WWNum2">
        <text:list-item>
          <text:p text:style-name="P4"><text:span text:style-name="T2">Odbiorca spłacił wszystkie należności do kasy (KP) ………….. …</text:span></text:p>
        </text:list-item>
        <text:list-item>
          <text:p text:style-name="P4"><text:span text:style-name="T2">Naliczono podatek od nieruchomości (Pk) …………………….. 100</text:span></text:p>
        </text:list-item>
      </text:list>
      <text:p text:style-name="P8"/>
      <text:p text:style-name="P11"><text:span text:style-name="T2">Polecenia do wykonania:</text:span></text:p>
      <text:p text:style-name="P11"><text:span text:style-name="T2">1) Otwórz konta podanymi saldami początkowymi</text:span></text:p>
      <text:p text:style-name="P11"><text:span text:style-name="T2">2) Zaksięguj operacje gospodarcze</text:span></text:p>
      <text:p text:style-name="P11"><text:span text:style-name="T2">3) Zamknij konto 221 i ustal, ile wynosi zobowiązanie do Urzędu Skarbowego</text:span></text:p>
      <text:p text:style-name="P11"><text:span text:style-name="T2">4) Zamknij wybrane we własnym zakresie konta bilansowe, przy czym:</text:span></text:p>
      <text:p text:style-name="P11"><text:span text:style-name="T2">- 2 konta muszą być związane z rozrachunkami;</text:span></text:p>
      <text:p text:style-name="P11"><text:span text:style-name="T2">- 2 konta muszą być związane z inwestycjami.</text:span></text:p>
      <text:p text:style-name="P1"/>
      <table:table table:name="Table1" table:style-name="Table1">
        <table:table-column table:style-name="Table1.A" table:number-columns-repeated="10"/>
        <table:table-row table:style-name="Table1.1">
          <table:table-cell table:style-name="Table1.A1" table:number-columns-spanned="2" office:value-type="string">
            <text:p text:style-name="P13">010</text:p>
          </table:table-cell>
          <table:covered-table-cell/>
          <table:table-cell table:style-name="Table1.A1" table:number-columns-spanned="2" office:value-type="string">
            <text:p text:style-name="P14">030</text:p>
          </table:table-cell>
          <table:covered-table-cell/>
          <table:table-cell table:style-name="Table1.A1" table:number-columns-spanned="2" office:value-type="string">
            <text:p text:style-name="P13">070</text:p>
          </table:table-cell>
          <table:covered-table-cell/>
          <table:table-cell table:style-name="Table1.A1" table:number-columns-spanned="2" office:value-type="string">
            <text:p text:style-name="P13">100</text:p>
          </table:table-cell>
          <table:covered-table-cell/>
          <table:table-cell table:style-name="Table1.I1" table:number-columns-spanned="2" office:value-type="string">
            <text:p text:style-name="P13">130</text:p>
          </table:table-cell>
          <table:covered-table-cell/>
        </table:table-row>
        <table:table-row>
          <table:table-cell table:style-name="Table1.A2" office:value-type="string">
            <text:p text:style-name="P18">Sp) 10000</text:p>
          </table:table-cell>
          <table:table-cell table:style-name="Table1.A2" office:value-type="string">
            <text:p text:style-name="P22">6) 3600</text:p>
          </table:table-cell>
          <table:table-cell table:style-name="Table1.A2" office:value-type="string">
            <text:p text:style-name="P22">4) 50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32">Sp) 8000</text:p>
            <text:p text:style-name="P32"/>
          </table:table-cell>
          <table:table-cell table:style-name="Table1.A2" office:value-type="string">
            <text:p text:style-name="P30">Sp) 8000</text:p>
          </table:table-cell>
          <table:table-cell table:style-name="Table1.A2" office:value-type="string">
            <text:p text:style-name="P18">Sp) 2000</text:p>
          </table:table-cell>
          <table:table-cell table:style-name="Table1.A2" office:value-type="string">
            <text:p text:style-name="P22">5) 200</text:p>
          </table:table-cell>
          <table:table-cell table:style-name="Table1.A2" office:value-type="string">
            <text:p text:style-name="P18">Sp) 6500</text:p>
            <text:p text:style-name="P22"><text:span text:style-name="T3">7a</text:span>) 200</text:p>
            <text:p text:style-name="P25">8) 3600</text:p>
          </table:table-cell>
          <table:table-cell table:style-name="Table1.J2" office:value-type="string">
            <text:p text:style-name="P22">4) 500</text:p>
            <text:p text:style-name="P25">7b) 2700</text:p>
          </table:table-cell>
        </table:table-row>
        <table:table-row>
          <table:table-cell table:style-name="Table1.A2" office:value-type="string">
            <text:p text:style-name="P26">10000</text:p>
          </table:table-cell>
          <table:table-cell table:style-name="Table1.A2" office:value-type="string">
            <text:p text:style-name="P26">3600</text:p>
            <text:p text:style-name="P26">sk) 6400</text:p>
          </table:table-cell>
          <table:table-cell table:style-name="Table1.A2" office:value-type="string">
            <text:p text:style-name="P26">500</text:p>
          </table:table-cell>
          <table:table-cell table:style-name="Table1.A2" office:value-type="string">
            <text:p text:style-name="P26">sk) 500</text:p>
          </table:table-cell>
          <table:table-cell table:style-name="Table1.A2" office:value-type="string">
            <text:p text:style-name="P26"><text:span text:style-name="T10">Sk) </text:span>8000</text:p>
          </table:table-cell>
          <table:table-cell table:style-name="Table1.A2" office:value-type="string">
            <text:p text:style-name="P26"><text:span text:style-name="T9">sk)</text:span> 8000</text:p>
          </table:table-cell>
          <table:table-cell table:style-name="Table1.A2" office:value-type="string">
            <text:p text:style-name="P26">2000</text:p>
          </table:table-cell>
          <table:table-cell table:style-name="Table1.A2" office:value-type="string">
            <text:p text:style-name="P26">200</text:p>
            <text:p text:style-name="P26">sk) 1800</text:p>
          </table:table-cell>
          <table:table-cell table:style-name="Table1.A2" office:value-type="string">
            <text:p text:style-name="P26">6500</text:p>
            <text:p text:style-name="P26">200</text:p>
            <text:p text:style-name="P26">3600</text:p>
          </table:table-cell>
          <table:table-cell table:style-name="Table1.J2" office:value-type="string">
            <text:p text:style-name="P26">3200</text:p>
            <text:p text:style-name="P26">sk) 6100</text:p>
          </table:table-cell>
        </table:table-row>
        <table:table-row>
          <table:table-cell table:style-name="Table1.A2" office:value-type="string">
            <text:p text:style-name="P28">10000</text:p>
          </table:table-cell>
          <table:table-cell table:style-name="Table1.A2" office:value-type="string">
            <text:p text:style-name="P28">10000</text:p>
          </table:table-cell>
          <table:table-cell table:style-name="Table1.A2" office:value-type="string">
            <text:p text:style-name="P26">500</text:p>
          </table:table-cell>
          <table:table-cell table:style-name="Table1.A2" office:value-type="string">
            <text:p text:style-name="P26">500</text:p>
          </table:table-cell>
          <table:table-cell table:style-name="Table1.A2" office:value-type="string">
            <text:p text:style-name="P26">8000</text:p>
          </table:table-cell>
          <table:table-cell table:style-name="Table1.A2" office:value-type="string">
            <text:p text:style-name="P26">8000</text:p>
          </table:table-cell>
          <table:table-cell table:style-name="Table1.A2" office:value-type="string">
            <text:p text:style-name="P26">2000</text:p>
          </table:table-cell>
          <table:table-cell table:style-name="Table1.A2" office:value-type="string">
            <text:p text:style-name="P26">2000</text:p>
          </table:table-cell>
          <table:table-cell table:style-name="Table1.A2" office:value-type="string">
            <text:p text:style-name="P26">9300</text:p>
          </table:table-cell>
          <table:table-cell table:style-name="Table1.J2" office:value-type="string">
            <text:p text:style-name="P27">9300</text:p>
          </table:table-cell>
        </table:table-row>
        <table:table-row>
          <table:table-cell table:style-name="Table1.A2" table:number-columns-spanned="2" office:value-type="string">
            <text:p text:style-name="P14">145</text:p>
          </table:table-cell>
          <table:covered-table-cell/>
          <table:table-cell table:style-name="Table1.A2" table:number-columns-spanned="2" office:value-type="string">
            <text:p text:style-name="P14">200</text:p>
          </table:table-cell>
          <table:covered-table-cell/>
          <table:table-cell table:style-name="Table1.A2" table:number-columns-spanned="2" office:value-type="string">
            <text:p text:style-name="P15">201</text:p>
          </table:table-cell>
          <table:covered-table-cell/>
          <table:table-cell table:style-name="Table1.A2" table:number-columns-spanned="2" office:value-type="string">
            <text:p text:style-name="P17">220</text:p>
          </table:table-cell>
          <table:covered-table-cell/>
          <table:table-cell table:style-name="Table1.J2" table:number-columns-spanned="2" office:value-type="string">
            <text:p text:style-name="P15">221</text:p>
          </table:table-cell>
          <table:covered-table-cell/>
        </table:table-row>
        <table:table-row>
          <table:table-cell table:style-name="Table1.A2" office:value-type="string">
            <text:p text:style-name="P22">5) 200</text:p>
          </table:table-cell>
          <table:table-cell table:style-name="Table1.A2" office:value-type="string">
            <text:p text:style-name="P25">7a) 200</text:p>
          </table:table-cell>
          <table:table-cell table:style-name="Table1.A2" office:value-type="string">
            <text:p text:style-name="P23">6) 4428</text:p>
          </table:table-cell>
          <table:table-cell table:style-name="Table1.A2" office:value-type="string">
            <text:p text:style-name="P25">8) 360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8">1) 1230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2">3) 300</text:p>
            <text:p text:style-name="P25">9) 100</text:p>
          </table:table-cell>
          <table:table-cell table:style-name="Table1.A2" office:value-type="string">
            <text:p text:style-name="P19">1) 230</text:p>
          </table:table-cell>
          <table:table-cell table:style-name="Table1.J2" office:value-type="string">
            <text:p text:style-name="P23">6) 828</text:p>
          </table:table-cell>
        </table:table-row>
        <table:table-row>
          <table:table-cell table:style-name="Table1.A2" office:value-type="string">
            <text:p text:style-name="P28">200</text:p>
          </table:table-cell>
          <table:table-cell table:style-name="Table1.A2" office:value-type="string">
            <text:p text:style-name="P28">20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8">360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6">Sk 400</text:p>
          </table:table-cell>
          <table:table-cell table:style-name="Table1.A2" office:value-type="string">
            <text:p text:style-name="P26">300</text:p>
            <text:p text:style-name="P26">100</text:p>
          </table:table-cell>
          <table:table-cell table:style-name="Table1.A2" office:value-type="string">
            <text:p text:style-name="P26">230</text:p>
            <text:p text:style-name="P26">sk) 598</text:p>
          </table:table-cell>
          <table:table-cell table:style-name="Table1.J2" office:value-type="string">
            <text:p text:style-name="P26">828</text:p>
          </table:table-cell>
        </table:table-row>
        <table:table-row>
          <table:table-cell table:style-name="Table1.A2" office:value-type="string">
            <text:p text:style-name="P28">200</text:p>
          </table:table-cell>
          <table:table-cell table:style-name="Table1.A2" office:value-type="string">
            <text:p text:style-name="P28">20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6">400</text:p>
          </table:table-cell>
          <table:table-cell table:style-name="Table1.A2" office:value-type="string">
            <text:p text:style-name="P26">400</text:p>
          </table:table-cell>
          <table:table-cell table:style-name="Table1.A2" office:value-type="string">
            <text:p text:style-name="P26">828</text:p>
          </table:table-cell>
          <table:table-cell table:style-name="Table1.J2" office:value-type="string">
            <text:p text:style-name="P26">828</text:p>
          </table:table-cell>
        </table:table-row>
        <table:table-row table:style-name="Table1.9">
          <table:table-cell table:style-name="Table1.A2" table:number-columns-spanned="2" office:value-type="string">
            <text:p text:style-name="P13">230</text:p>
          </table:table-cell>
          <table:covered-table-cell/>
          <table:table-cell table:style-name="Table1.A2" table:number-columns-spanned="2" office:value-type="string">
            <text:p text:style-name="P17">240</text:p>
          </table:table-cell>
          <table:covered-table-cell/>
          <table:table-cell table:style-name="Table1.A2" table:number-columns-spanned="2" office:value-type="string">
            <text:p text:style-name="P16"/>
          </table:table-cell>
          <table:covered-table-cell/>
          <table:table-cell table:style-name="Table1.A2" table:number-columns-spanned="2" office:value-type="string">
            <text:p text:style-name="P16"/>
          </table:table-cell>
          <table:covered-table-cell/>
          <table:table-cell table:style-name="Table1.J2" table:number-columns-spanned="2" office:value-type="string">
            <text:p text:style-name="P17"/>
          </table:table-cell>
          <table:covered-table-cell/>
        </table:table-row>
        <table:table-row>
          <table:table-cell table:style-name="Table1.A2" office:value-type="string">
            <text:p text:style-name="P22">3) 300</text:p>
            <text:p text:style-name="P25">7b) 2700</text:p>
          </table:table-cell>
          <table:table-cell table:style-name="Table1.A2" office:value-type="string">
            <text:p text:style-name="P18">Sp) 3000</text:p>
          </table:table-cell>
          <table:table-cell table:style-name="Table1.A2" office:value-type="string">
            <text:p text:style-name="P29">4) 500</text:p>
          </table:table-cell>
          <table:table-cell table:style-name="Table1.A2" office:value-type="string">
            <text:p text:style-name="P31">4) 50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J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J2" office:value-type="string">
            <text:p text:style-name="P20"/>
          </table:table-cell>
        </table:table-row>
        <table:table-row>
          <table:table-cell table:style-name="Table1.A2" table:number-columns-spanned="2" office:value-type="string">
            <text:p text:style-name="P16">300</text:p>
          </table:table-cell>
          <table:covered-table-cell/>
          <table:table-cell table:style-name="Table1.A2" table:number-columns-spanned="2" office:value-type="string">
            <text:p text:style-name="P16">310</text:p>
          </table:table-cell>
          <table:covered-table-cell/>
          <table:table-cell table:style-name="Table1.A2" table:number-columns-spanned="2" office:value-type="string">
            <text:p text:style-name="P16">750</text:p>
          </table:table-cell>
          <table:covered-table-cell/>
          <table:table-cell table:style-name="Table1.A2" table:number-columns-spanned="2" office:value-type="string">
            <text:p text:style-name="P16">751</text:p>
          </table:table-cell>
          <table:covered-table-cell/>
          <table:table-cell table:style-name="Table1.J2" table:number-columns-spanned="2" office:value-type="string">
            <text:p text:style-name="P17">870</text:p>
          </table:table-cell>
          <table:covered-table-cell/>
        </table:table-row>
        <table:table-row>
          <table:table-cell table:style-name="Table1.A2" office:value-type="string">
            <text:p text:style-name="P21">2) 1000</text:p>
          </table:table-cell>
          <table:table-cell table:style-name="Table1.A2" office:value-type="string">
            <text:p text:style-name="P21">1) 1000</text:p>
          </table:table-cell>
          <table:table-cell table:style-name="Table1.A2" office:value-type="string">
            <text:p text:style-name="P21">2) 1000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>6) 360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J2" office:value-type="string">
            <text:p text:style-name="P22">3) 300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J2" office:value-type="string">
            <text:p text:style-name="P20"/>
          </table:table-cell>
        </table:table-row>
      </table:table>
      <text:p text:style-name="P2"/>
      <text:p text:style-name="P3">1) 1000 + 230 = 1230</text:p>
      <text:p text:style-name="P3"/>
      <text:p text:style-name="P12">Polecenia do wykonania: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alloon_20_Text" style:display-name="Balloon Text" style:family="paragraph" style:parent-style-name="Standard" loext:linked-style-name="Tekst_20_dymka_20_Znak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Tekst_20_dymka_20_Znak" style:display-name="Tekst dymka Znak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yk Willa</meta:initial-creator>
    <meta:editing-cycles>6</meta:editing-cycles>
    <meta:print-date>2022-04-20T08:28:00</meta:print-date>
    <meta:creation-date>2023-04-24T19:26:00</meta:creation-date>
    <dc:date>2024-04-15T08:43:23.433699495</dc:date>
    <meta:editing-duration>PT13H14M59S</meta:editing-duration>
    <meta:generator>LibreOffice/24.2.2.2$Linux_X86_64 LibreOffice_project/420$Build-2</meta:generator>
    <meta:document-statistic meta:table-count="1" meta:image-count="0" meta:object-count="0" meta:page-count="2" meta:paragraph-count="124" meta:word-count="374" meta:character-count="2190" meta:non-whitespace-character-count="1945"/>
    <meta:user-defined meta:name="AppVersion">16.0000</meta:user-defined>
    <meta:template xlink:type="simple" xlink:actuate="onRequest" xlink:title="Normal" xlink:href=""/>
  </office:meta>
</office:document-meta>
</file>